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5abb" officeooo:paragraph-rsid="00165abb"/>
    </style:style>
    <style:style style:name="P2" style:family="paragraph" style:parent-style-name="Standard">
      <style:paragraph-properties fo:text-align="center" style:justify-single-word="false"/>
      <style:text-properties officeooo:rsid="00180ce4" officeooo:paragraph-rsid="00180ce4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80ce4" officeooo:paragraph-rsid="00180ce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80ce4" officeooo:paragraph-rsid="00180ce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65abb" officeooo:paragraph-rsid="00165abb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officeooo:rsid="00165abb" officeooo:paragraph-rsid="00165abb" style:font-size-asian="20pt" style:font-size-complex="20pt"/>
    </style:style>
    <style:style style:name="P7" style:family="paragraph" style:parent-style-name="Standard">
      <style:paragraph-properties fo:text-align="end" style:justify-single-word="false"/>
      <style:text-properties fo:font-size="14pt" fo:font-weight="normal" officeooo:rsid="00180ce4" officeooo:paragraph-rsid="00180ce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0ce4" officeooo:paragraph-rsid="00180ce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9da89" officeooo:paragraph-rsid="0019da8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b28d5" officeooo:paragraph-rsid="001b28d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ee663" officeooo:paragraph-rsid="001ee66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9da89" officeooo:paragraph-rsid="0019da8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180ce4" officeooo:paragraph-rsid="00180ce4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8pt" fo:font-weight="bold" officeooo:rsid="00165abb" officeooo:paragraph-rsid="00165abb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b28d5" officeooo:paragraph-rsid="001b28d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ee663" officeooo:paragraph-rsid="001ee663" style:font-size-asian="12.25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fo:font-weight="normal" officeooo:rsid="0019da89" officeooo:paragraph-rsid="0019da8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0fc70" officeooo:paragraph-rsid="001ee66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9da89" officeooo:paragraph-rsid="0019da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da89" officeooo:paragraph-rsid="001b28d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b28d5" officeooo:paragraph-rsid="001b28d5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rsid="001b28d5" officeooo:paragraph-rsid="001ee663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22bf89" officeooo:paragraph-rsid="0022bf8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2bf89" officeooo:paragraph-rsid="0022bf8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ee663" officeooo:paragraph-rsid="0022bf89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weight="normal" officeooo:rsid="0020d068" officeooo:paragraph-rsid="0022bf89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fo:font-size="12pt" fo:font-weight="normal" officeooo:rsid="0020fc70" officeooo:paragraph-rsid="0022bf8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543b3" officeooo:paragraph-rsid="002543b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543b3" officeooo:paragraph-rsid="0026d7cf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26d7cf" officeooo:paragraph-rsid="0026d7cf" style:font-size-asian="12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size="12pt" fo:font-weight="normal" officeooo:rsid="00285823" officeooo:paragraph-rsid="0028582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85823" officeooo:paragraph-rsid="00285823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officeooo:rsid="0022bf89" officeooo:paragraph-rsid="0022bf89" style:font-size-asian="12pt" style:font-size-complex="12pt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officeooo:rsid="001ee663" officeooo:paragraph-rsid="0022bf89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 fo:break-before="page"/>
      <style:text-properties fo:font-size="12pt" fo:font-weight="normal" officeooo:rsid="0019da89" officeooo:paragraph-rsid="0019da89" style:font-size-asian="12pt" style:font-weight-asian="normal" style:font-size-complex="12pt" style:font-weight-complex="normal"/>
    </style:style>
    <style:style style:name="T1" style:family="text">
      <style:text-properties officeooo:rsid="0019da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fc70" style:font-style-asian="normal" style:font-style-complex="normal"/>
    </style:style>
    <style:style style:name="T5" style:family="text">
      <style:text-properties fo:font-style="normal" officeooo:rsid="0022bf89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6d7c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rocław, 02.01.2016</text:p>
      <text:p text:style-name="P5"/>
      <text:p text:style-name="P5"/>
      <text:p text:style-name="P5"/>
      <text:p text:style-name="P5"/>
      <text:p text:style-name="P14">Advanced Informatics and Control</text:p>
      <text:p text:style-name="P1"/>
      <text:p text:style-name="P6">Optimization Methods: Theory and Applications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13">Newton algorithm for the unconstrained task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2">Supervisor: Dr inż. Edward Puchała</text:p>
      <text:p text:style-name="P12"/>
      <text:p text:style-name="P8"><text:span text:style-name="T1">Author: </text:span>Piotr Lechowicz, 195651</text:p>
      <text:list xml:id="list564550479368203426" text:style-name="L1">
        <text:list-item>
          <text:p text:style-name="P35">Introduction</text:p>
        </text:list-item>
      </text:list>
      <text:p text:style-name="P19"/>
      <text:p text:style-name="P20"><text:tab/>For the project Newton gradient algorithm for finding the minimum of function <text:s/>of two variables were implemented. </text:p>
      <text:p text:style-name="P19"/>
      <text:list xml:id="list180747129319043" text:continue-numbering="true" text:style-name="L1">
        <text:list-item>
          <text:p text:style-name="P33"><text:span text:style-name="T6">Symbols used in algorithm</text:span></text:p>
        </text:list-item>
      </text:list>
      <text:p text:style-name="P21"/>
      <text:list xml:id="list5775463347567174931" text:style-name="L2">
        <text:list-item>
          <text:p text:style-name="P22"><draw:frame draw:style-name="fr1" draw:name="Object1" text:anchor-type="as-char" svg:y="-0.1484in" svg:width="2.889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22"><draw:frame draw:style-name="fr1" draw:name="Object2" text:anchor-type="as-char" svg:y="-0.1484in" svg:width="2.9563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22"><draw:frame draw:style-name="fr1" draw:name="Object3" text:anchor-type="as-char" svg:y="-0.1484in" svg:width="2.611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22"><draw:frame draw:style-name="fr2" draw:name="Object14" text:anchor-type="as-char" svg:y="-0.1484in" svg:width="1.8744in" svg:height="0.2098in" draw:z-index="5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22"><draw:frame draw:style-name="fr1" draw:name="Object4" text:anchor-type="as-char" svg:y="-0.1484in" svg:width="1.3535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22"><draw:frame draw:style-name="fr1" draw:name="Object9" text:anchor-type="as-char" svg:y="-0.1484in" svg:width="0.9638in" svg:height="0.1839in" draw:z-index="4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21"/>
      <text:list xml:id="list180746263034364" text:continue-list="list180747129319043" text:style-name="L1">
        <text:list-item>
          <text:p text:style-name="P23">Algorithm description</text:p>
        </text:list-item>
      </text:list>
      <text:p text:style-name="P24"/>
      <text:p text:style-name="P25">Step 0:</text:p>
      <text:list xml:id="list4445272173131744203" text:style-name="L3">
        <text:list-item>
          <text:p text:style-name="P34"><text:span text:style-name="T6">set up required accuracy of calculations </text:span><text:span text:style-name="T6"><draw:frame draw:style-name="fr1" draw:name="Object5" text:anchor-type="as-char" svg:y="-0.1484in" svg:width="0.3535in" svg:height="0.183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  <text:list-item>
          <text:p text:style-name="P34"><text:span text:style-name="T6">select starting point </text:span><text:span text:style-name="T6"><draw:frame draw:style-name="fr1" draw:name="Object6" text:anchor-type="as-char" svg:y="-0.1484in" svg:width="0.222in" svg:height="0.2098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  <text:list-item>
          <text:p text:style-name="P34"><text:span text:style-name="T6">set </text:span><text:span text:style-name="T6"><draw:frame draw:style-name="fr1" draw:name="Object7" text:anchor-type="as-char" svg:y="-0.1484in" svg:width="0.5661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  <text:list-item>
          <text:p text:style-name="P34"><text:span text:style-name="T6">set </text:span><text:span text:style-name="T6"><draw:frame draw:style-name="fr1" draw:name="Object8" text:anchor-type="as-char" svg:y="-0.1484in" svg:width="0.4508in" svg:height="0.183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</text:list>
      <text:p text:style-name="P25"/>
      <text:p text:style-name="P25">Step 1:</text:p>
      <text:list xml:id="list5452766264851716426" text:style-name="L7">
        <text:list-item>
          <text:p text:style-name="P26">determine the matrix of second derivatives <text:span text:style-name="T2">H</text:span><text:span text:style-name="T3"> at the starting point </text:span><text:span text:style-name="T3"><draw:frame draw:style-name="fr2" draw:name="Object10" text:anchor-type="as-char" svg:y="-0.1484in" svg:width="0.222in" svg:height="0.209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  <text:list-item>
          <text:p text:style-name="P26"><text:span text:style-name="T3">determine the gradient of the goal function </text:span><text:span text:style-name="T3"><draw:frame draw:style-name="fr2" draw:name="Object11" text:anchor-type="as-char" svg:y="-0.1484in" svg:width="0.3335in" svg:height="0.183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at the point </text:span><text:span text:style-name="T4"><draw:frame draw:style-name="fr2" draw:name="Object12" text:anchor-type="as-char" svg:y="-0.1484in" svg:width="0.222in" svg:height="0.20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27"><text:span text:style-name="T3">determine direction of next point </text:span><text:span text:style-name="T3"><draw:frame draw:style-name="fr2" draw:name="Object15" text:anchor-type="as-char" svg:y="-0.172in" svg:width="1.6862in" svg:height="0.233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27"><text:span text:style-name="T3">determine step size </text:span><text:span text:style-name="T3"><draw:frame draw:style-name="fr2" draw:name="Object13" text:anchor-type="as-char" svg:y="-0.0866in" svg:width="0.1693in" svg:height="0.096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based on the optimization in direction with Golden Section Search algorithm</text:span></text:p>
        </text:list-item>
        <text:list-item>
          <text:p text:style-name="P27"><text:span text:style-name="T3">determine next point </text:span><text:span text:style-name="T3"><draw:frame draw:style-name="fr2" draw:name="Object16" text:anchor-type="as-char" svg:y="-0.1484in" svg:width="1.0925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</text:list-item>
        <text:list-item>
          <text:p text:style-name="P27"><text:span text:style-name="T3">check </text:span><text:span text:style-name="T3"><draw:frame draw:style-name="fr2" draw:name="Object17" text:anchor-type="as-char" svg:y="-0.1484in" svg:width="0.8807in" svg:height="0.2102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? If YES then STOP, </text:span><text:span text:style-name="T5">otherwise </text:span><text:span text:style-name="T5"><draw:frame draw:style-name="fr2" draw:name="Object18" text:anchor-type="as-char" svg:y="-0.1484in" svg:width="0.652in" svg:height="0.183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and go to step 1</text:span></text:p>
          <text:p text:style-name="P27"><text:span text:style-name="T5"/></text:p>
        </text:list-item>
      </text:list>
      <text:list xml:id="list180748230819119" text:continue-list="list180746263034364" text:style-name="L1">
        <text:list-item>
          <text:p text:style-name="P23">Environment</text:p>
        </text:list-item>
      </text:list>
      <text:p text:style-name="P24"/>
      <text:p text:style-name="P29">Appropriate environment were created in python language with the usage of numpy, matplotlib, py_expression_eval, scipy and PyQt5 libraries.</text:p>
      <text:p text:style-name="P29"/>
      <text:p text:style-name="P29">// todo: select a function – // <text:span text:style-name="T7">write its optimal point, range of investigation, resolution</text:span></text:p>
      <text:p text:style-name="P24"/>
      <text:list xml:id="list180747565126556" text:continue-numbering="true" text:style-name="L1">
        <text:list-item>
          <text:p text:style-name="P30">Investigation</text:p>
        </text:list-item>
      </text:list>
      <text:p text:style-name="P24"/>
      <text:list xml:id="list804705822922570165" text:style-name="L8">
        <text:list-item>
          <text:p text:style-name="P31">selection of starting point</text:p>
        </text:list-item>
      </text:list>
      <text:p text:style-name="P32"/>
      <text:p text:style-name="P32">There were made an investigation how the starting point location effects the relationship between the iteration number of the algorithm, and the tolerance of the solution.</text:p>
      <text:list xml:id="list180746700342591" text:continue-numbering="true" text:style-name="L8">
        <text:list-item>
          <text:p text:style-name="P31">asdf</text:p>
        </text:list-item>
      </text:list>
      <text:p text:style-name="P28"/>
      <text:p text:style-name="P28"/>
      <text:p text:style-name="P28"/>
      <text:p text:style-name="P11"/>
      <text:p text:style-name="P18"><text:span text:style-name="T5"/></text:p>
      <text:p text:style-name="P10"><text:soft-page-break/></text:p>
      <text:p text:style-name="P10"/>
      <text:p text:style-name="P10"/>
      <text:p text:style-name="P10"/>
      <text:p text:style-name="P11"/>
      <text:p text:style-name="P9"/>
      <text:p text:style-name="P9"/>
      <text:p text:style-name="P9"/>
      <text:list xml:id="list6771172230915319781" text:style-name="L4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6:01:58.334993528</meta:creation-date>
    <meta:generator>LibreOffice/5.0.2.2$Linux_X86_64 LibreOffice_project/00m0$Build-2</meta:generator>
    <dc:date>2016-01-03T18:07:45.934111521</dc:date>
    <meta:editing-duration>PT6H49M16S</meta:editing-duration>
    <meta:editing-cycles>7</meta:editing-cycles>
    <meta:document-statistic meta:table-count="0" meta:image-count="0" meta:object-count="18" meta:page-count="3" meta:paragraph-count="36" meta:word-count="209" meta:character-count="1273" meta:non-whitespace-character-count="1105"/>
  </office:meta>
</office:document-meta>
</file>

<file path=Object 1/content.xml><?xml version="1.0" encoding="utf-8"?>
<math xmlns="http://www.w3.org/1998/Math/MathML" display="block">
  <semantics>
    <mrow>
      <mi mathvariant="normal">τ</mi>
      <mtext>  -  length of step </mtext>
    </mrow>
    <annotation encoding="StarMath 5.0">%tau  "  -  length of step "</annotation>
  </semantics>
</math>
</file>

<file path=Object 10/content.xml><?xml version="1.0" encoding="utf-8"?>
<math xmlns="http://www.w3.org/1998/Math/MathML" display="block">
  <semantics>
    <mrow>
      <msub>
        <mi>x</mi>
        <mn>1</mn>
      </msub>
      <mrow>
        <mi mathvariant="normal">:</mi>
        <mo stretchy="false">=</mo>
        <msub>
          <mi>x</mi>
          <mn>0</mn>
        </msub>
      </mrow>
    </mrow>
    <annotation encoding="StarMath 5.0">x_1 := x_0</annotation>
  </semantics>
</math>
</file>

<file path=Object 11/content.xml><?xml version="1.0" encoding="utf-8"?>
<math xmlns="http://www.w3.org/1998/Math/MathML" display="block">
  <semantics>
    <mrow>
      <mi>n</mi>
      <mrow>
        <mi mathvariant="normal">:</mi>
        <mo stretchy="false">=</mo>
        <mn>1</mn>
      </mrow>
    </mrow>
    <annotation encoding="StarMath 5.0">n:=1</annotation>
  </semantics>
</math>
</file>

<file path=Object 1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3/content.xml><?xml version="1.0" encoding="utf-8"?>
<math xmlns="http://www.w3.org/1998/Math/MathML" display="block">
  <semantics>
    <mrow>
      <mo stretchy="false">∇</mo>
      <mi>f</mi>
    </mrow>
    <annotation encoding="StarMath 5.0">nabla f</annotation>
  </semantics>
</math>
</file>

<file path=Object 14/content.xml><?xml version="1.0" encoding="utf-8"?>
<math xmlns="http://www.w3.org/1998/Math/MathML" display="block">
  <semantics>
    <mrow>
      <msub>
        <mi>d</mi>
        <mi>k</mi>
      </msub>
      <mtext>  -  direction of next step</mtext>
    </mrow>
    <annotation encoding="StarMath 5.0">d_k "  -  direction of next step</annotation>
  </semantics>
</math>
</file>

<file path=Object 15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16/content.xml><?xml version="1.0" encoding="utf-8"?>
<math xmlns="http://www.w3.org/1998/Math/MathML" display="block">
  <semantics>
    <mrow>
      <msub>
        <mi>d</mi>
        <mi>k</mi>
      </msub>
      <mrow>
        <mi mathvariant="normal">:</mi>
        <mo stretchy="false">=</mo>
        <mrow>
          <mo stretchy="false">−</mo>
          <mi>H</mi>
        </mrow>
      </mrow>
      <mrow>
        <msup>
          <mrow>
            <mo fence="true" stretchy="false">(</mo>
            <mrow>
              <msub>
                <mi>x</mi>
                <mi>n</mi>
              </msub>
            </mrow>
            <mo fence="true" stretchy="false">)</mo>
          </mrow>
          <mrow>
            <mo stretchy="false">−</mo>
            <mn>1</mn>
          </mrow>
        </msup>
        <mo stretchy="false">⋅</mo>
        <mo stretchy="false">∇</mo>
      </mrow>
      <mi>f</mi>
      <mrow>
        <mo fence="true" stretchy="false">(</mo>
        <mrow>
          <msub>
            <mi>x</mi>
            <mi>n</mi>
          </msub>
        </mrow>
        <mo fence="true" stretchy="false">)</mo>
      </mrow>
    </mrow>
    <annotation encoding="StarMath 5.0">d_k:=-H( x_n )^-1 cdot nabla f( x_n )</annotation>
  </semantics>
</math>
</file>

<file path=Object 17/content.xml><?xml version="1.0" encoding="utf-8"?>
<math xmlns="http://www.w3.org/1998/Math/MathML" display="block">
  <semantics>
    <mi mathvariant="normal">τ</mi>
    <annotation encoding="StarMath 5.0">%tau</annotation>
  </semantics>
</math>
</file>

<file path=Object 18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row>
        <mi mathvariant="normal">:</mi>
        <mo stretchy="false">=</mo>
        <mrow>
          <msub>
            <mi>x</mi>
            <mi>n</mi>
          </msub>
          <mo stretchy="false">+</mo>
          <mrow>
            <msub>
              <mi>d</mi>
              <mi>k</mi>
            </msub>
            <mo stretchy="false">⋅</mo>
            <mi mathvariant="normal">τ</mi>
          </mrow>
        </mrow>
      </mrow>
    </mrow>
    <annotation encoding="StarMath 5.0">x_{ n+1 }:=x_n+d_k cdot %tau</annotation>
  </semantics>
</math>
</file>

<file path=Object 2/content.xml><?xml version="1.0" encoding="utf-8"?>
<math xmlns="http://www.w3.org/1998/Math/MathML">
  <semantics>
    <mrow>
      <msub>
        <mi>x</mi>
        <mn>0</mn>
      </msub>
      <mtext>  -  starting point (2 dimensional vector)</mtext>
    </mrow>
    <annotation encoding="StarMath 5.0">x_0 "  -  starting point (2 dimensional vector)" </annotation>
  </semantics>
</math>
</file>

<file path=Object 3/content.xml><?xml version="1.0" encoding="utf-8"?>
<math xmlns="http://www.w3.org/1998/Math/MathML" display="block">
  <semantics>
    <mrow>
      <mi>H</mi>
      <mtext>  -  mtrix of second derivatives (Hessian)</mtext>
    </mrow>
    <annotation encoding="StarMath 5.0">H "  -  mtrix of second derivatives (Hessian)</annotation>
  </semantics>
</math>
</file>

<file path=Object 4/content.xml><?xml version="1.0" encoding="utf-8"?>
<math xmlns="http://www.w3.org/1998/Math/MathML" display="block">
  <semantics>
    <mrow>
      <mi mathvariant="normal">ε</mi>
      <mtext>  -  required tolerance of calculations</mtext>
    </mrow>
    <annotation encoding="StarMath 5.0">%varepsilon "  -  required tolerance of calculations</annotation>
  </semantics>
</math>
</file>

<file path=Object 5/content.xml><?xml version="1.0" encoding="utf-8"?>
<math xmlns="http://www.w3.org/1998/Math/MathML" display="block">
  <semantics>
    <mrow>
      <mrow>
        <mo fence="true" stretchy="true">|</mo>
        <mrow>
          <mrow>
            <msub>
              <mi>x</mi>
              <mrow>
                <mi>n</mi>
                <mo stretchy="false">+</mo>
                <mn>1</mn>
              </mrow>
            </msub>
            <mo stretchy="false">−</mo>
            <msub>
              <mi>x</mi>
              <mi>n</mi>
            </msub>
          </mrow>
        </mrow>
        <mo fence="true" stretchy="true">|</mo>
      </mrow>
      <mo stretchy="false">&lt;</mo>
      <mi mathvariant="normal">ε</mi>
    </mrow>
    <annotation encoding="StarMath 5.0">abs { x_{n+1} - x_n } &lt; %varepsilon</annotation>
  </semantics>
</math>
</file>

<file path=Object 6/content.xml><?xml version="1.0" encoding="utf-8"?>
<math xmlns="http://www.w3.org/1998/Math/MathML" display="block">
  <semantics>
    <mrow>
      <mi>n</mi>
      <mrow>
        <mi mathvariant="normal">:</mi>
        <mo stretchy="false">=</mo>
        <mrow>
          <mi>n</mi>
          <mo stretchy="false">+</mo>
          <mn>1</mn>
        </mrow>
      </mrow>
    </mrow>
    <annotation encoding="StarMath 5.0">n:=n+1</annotation>
  </semantics>
</math>
</file>

<file path=Object 7/content.xml><?xml version="1.0" encoding="utf-8"?>
<math xmlns="http://www.w3.org/1998/Math/MathML" display="block">
  <semantics>
    <mrow>
      <mi mathvariant="normal">ε</mi>
      <mo stretchy="false">&gt;</mo>
      <mn>0</mn>
    </mrow>
    <annotation encoding="StarMath 5.0">%varepsilon &gt; 0  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9/content.xml><?xml version="1.0" encoding="utf-8"?>
<math xmlns="http://www.w3.org/1998/Math/MathML" display="block">
  <semantics>
    <mrow>
      <mi>n</mi>
      <mtext>  -  iteration</mtext>
    </mrow>
    <annotation encoding="StarMath 5.0">n "  -  iteration</annotation>
  </semantics>
</math>
</file>